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fo:background-color="#ffffff"/>
    </style:style>
    <style:style style:name="P4" style:family="paragraph" style:parent-style-name="Standard">
      <style:text-properties officeooo:paragraph-rsid="0018546d" fo:background-color="#ffffff"/>
    </style:style>
    <style:style style:name="P5" style:family="paragraph" style:parent-style-name="Standard">
      <style:text-properties officeooo:rsid="0018546d" officeooo:paragraph-rsid="0018546d"/>
    </style:style>
    <style:style style:name="P6" style:family="paragraph" style:parent-style-name="Standard">
      <style:text-properties officeooo:paragraph-rsid="0018546d"/>
    </style:style>
    <style:style style:name="P7" style:family="paragraph" style:parent-style-name="Standard">
      <style:text-properties officeooo:paragraph-rsid="001a5277"/>
    </style:style>
    <style:style style:name="P8" style:family="paragraph" style:parent-style-name="Standard">
      <style:text-properties officeooo:rsid="00196664" officeooo:paragraph-rsid="001c2162"/>
    </style:style>
    <style:style style:name="P9" style:family="paragraph" style:parent-style-name="Standard">
      <style:text-properties officeooo:rsid="00196664" officeooo:paragraph-rsid="00196664"/>
    </style:style>
    <style:style style:name="P10" style:family="paragraph" style:parent-style-name="Standard">
      <style:text-properties fo:font-size="12pt" officeooo:rsid="001a5277" officeooo:paragraph-rsid="001a5277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12" style:family="paragraph" style:parent-style-name="Standard">
      <style:text-properties officeooo:rsid="00196664" officeooo:paragraph-rsid="00196664"/>
    </style:style>
    <style:style style:name="P13" style:family="paragraph" style:parent-style-name="Standard">
      <style:text-properties officeooo:rsid="0025ad79" officeooo:paragraph-rsid="0025ad79"/>
    </style:style>
    <style:style style:name="P14" style:family="paragraph" style:parent-style-name="Standard">
      <style:text-properties officeooo:paragraph-rsid="0025ad79"/>
    </style:style>
    <style:style style:name="T1" style:family="text">
      <style:text-properties officeooo:rsid="001a5277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8d0a8" fo:background-color="#ffffff" loext:char-shading-value="0"/>
    </style:style>
    <style:style style:name="T4" style:family="text">
      <style:text-properties officeooo:rsid="001bfb5c" fo:background-color="#ffffff" loext:char-shading-value="0"/>
    </style:style>
    <style:style style:name="T5" style:family="text">
      <style:text-properties officeooo:rsid="0018546d"/>
    </style:style>
    <style:style style:name="T6" style:family="text">
      <style:text-properties fo:font-size="12pt"/>
    </style:style>
    <style:style style:name="T7" style:family="text">
      <style:text-properties fo:font-size="12pt" officeooo:rsid="0018546d"/>
    </style:style>
    <style:style style:name="T8" style:family="text">
      <style:text-properties fo:font-size="12pt" officeooo:rsid="001a5277"/>
    </style:style>
    <style:style style:name="T9" style:family="text">
      <style:text-properties fo:font-size="12pt" officeooo:rsid="001f965a"/>
    </style:style>
    <style:style style:name="T10" style:family="text">
      <style:text-properties fo:font-size="12pt" officeooo:rsid="0020fbe7"/>
    </style:style>
    <style:style style:name="T11" style:family="text">
      <style:text-properties officeooo:rsid="001db3cd"/>
    </style:style>
    <style:style style:name="T12" style:family="text">
      <style:text-properties officeooo:rsid="001b57d5"/>
    </style:style>
    <style:style style:name="T13" style:family="text">
      <style:text-properties officeooo:rsid="001bb4ae"/>
    </style:style>
    <style:style style:name="T14" style:family="text">
      <style:text-properties officeooo:rsid="001c1c53"/>
    </style:style>
    <style:style style:name="T15" style:family="text">
      <style:text-properties officeooo:rsid="001d7aaa"/>
    </style:style>
    <style:style style:name="T16" style:family="text">
      <style:text-properties officeooo:rsid="0020ba67"/>
    </style:style>
    <style:style style:name="T17" style:family="text">
      <style:text-properties officeooo:rsid="0020fbe7"/>
    </style:style>
    <style:style style:name="T18" style:family="text">
      <style:text-properties officeooo:rsid="0022ee8a"/>
    </style:style>
    <style:style style:name="T19" style:family="text">
      <style:text-properties officeooo:rsid="002495e1"/>
    </style:style>
    <style:style style:name="T20" style:family="text">
      <style:text-properties officeooo:rsid="0025ad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ournal de bord de la SAE 1.01</text:p>
      <text:p text:style-name="Standard"/>
      <text:p text:style-name="Standard"/>
      <text:p text:style-name="Standard"/>
      <text:p text:style-name="Standard">Mardi 10 D<text:span text:style-name="T1">é</text:span>cembre :</text:p>
      <text:p text:style-name="Standard"><text:tab/>- Attente de la consigne de la part de Mr CASALI</text:p>
      <text:p text:style-name="Standard"/>
      <text:p text:style-name="Standard">Jeudi 12 D<text:span text:style-name="T1">é</text:span>cembre :</text:p>
      <text:p text:style-name="Standard"><text:tab/>- Brainstorming sur le jeu (concept, lore,…) et répartition des tâches</text:p>
      <text:p text:style-name="Standard"><text:tab/>- <text:span text:style-name="Police_20_par_20_défaut"><text:span text:style-name="T2">Resolution sur les d</text:span></text:span><text:span text:style-name="Police_20_par_20_défaut"><text:span text:style-name="T4">é</text:span></text:span><text:span text:style-name="Police_20_par_20_défaut"><text:span text:style-name="T2">bordements de tableaux</text:span></text:span></text:p>
      <text:p text:style-name="Standard"><text:tab/>- Résolution du <text:a xlink:type="simple" xlink:href="https://github.com/Theo-radj/SAE1.01/commit/9d9b7545781c01295ef12a7b6d0ad80a92263c5b" office:target-frame-name="_top" xlink:show="replace" text:style-name="Internet_20_link" text:visited-style-name="Visited_20_Internet_20_Link"><text:span text:style-name="Police_20_par_20_défaut"><text:span text:style-name="T3">bug </text:span></text:span><text:span text:style-name="Police_20_par_20_défaut"><text:span text:style-name="T2">sur le fait que le joueur peut jouer à la place de l'autre</text:span></text:span></text:a></text:p>
      <text:p text:style-name="Standard"><text:span text:style-name="Police_20_par_20_défaut"><text:span text:style-name="T2"><text:tab/>- Matisse a commencé ajouter de la possibilité de faire des ovales avec MinGL2</text:span></text:span></text:p>
      <text:p text:style-name="Standard"/>
      <text:p text:style-name="P2">Lundi 16 D<text:span text:style-name="T1">é</text:span>cembre :</text:p>
      <text:p text:style-name="P3">- Dinesh et William ont commencé à générer la carte de mani<text:span text:style-name="T13">è</text:span>re procédural<text:span text:style-name="T13">e</text:span></text:p>
      <text:p text:style-name="P3">- Matisse a créé une fonction permettant d’afficher des matri<text:span text:style-name="T15">ce</text:span> (en t<text:span text:style-name="T13">ant</text:span> que <text:span text:style-name="T13">carte</text:span>) avec <text:tab/>MinGL2</text:p>
      <text:p text:style-name="P2"/>
      <text:p text:style-name="P2">Mardi 17 D<text:span text:style-name="T14">é</text:span>cembre :</text:p>
      <text:p text:style-name="P3">- Matisse a fini d’implémenter les ovales dans les formes part défauts de la librairie MinGL2</text:p>
      <text:p text:style-name="P3">- Matisse a modifié la fonction qui affiche la matri<text:span text:style-name="T15">ce</text:span> pour que les éléments soit proportionnel a la taille de la matri<text:span text:style-name="T15">ce</text:span> et de la fenêtre.</text:p>
      <text:p text:style-name="P2"/>
      <text:p text:style-name="P2">Mercredi 18 décembre</text:p>
      <text:p text:style-name="P4"><text:tab/>- Dinesh a implémenté la fonction IllegalMove() pour éviter tout débordement de tableau.</text:p>
      <text:p text:style-name="P2"/>
      <text:p text:style-name="P5">Samedi 21 décembre :</text:p>
      <text:p text:style-name="P6"><text:span text:style-name="T5"><text:tab/>- </text:span><text:span text:style-name="T6">William a fini la génération de la </text:span><text:span text:style-name="T9">carte</text:span><text:span text:style-name="T6"> aléatoirement en implémentant une structure <text:tab/>« </text:span><text:span text:style-name="T7">Form » </text:span><text:span text:style-name="T6">et 6 formes qui seront choisies puis mises en rotation et enfin placées de manière <text:tab/>aléatoire s’il y a la place </text:span><text:span text:style-name="T7">dans la matrice principale</text:span><text:span text:style-name="T6">.</text:span></text:p>
      <text:p text:style-name="P6"/>
      <text:p text:style-name="P8">Mardi 24/ Mercredi 25 décembre :</text:p>
      <text:p text:style-name="P8"><text:tab/>- Mise en place de téléporteurs dans le jeu pour pouvoir <text:span text:style-name="T16">s</text:span>e <text:span text:style-name="T16">téléporter</text:span>.</text:p>
      <text:p text:style-name="P6"/>
      <text:p text:style-name="P10">Dimanche 29 décembre : </text:p>
      <text:p text:style-name="P7"><text:span text:style-name="T8"><text:tab/>- </text:span><text:span text:style-name="T6">William a terminé la génération des </text:span><text:span text:style-name="T10">objets</text:span><text:span text:style-name="T6"> dans la matrice et a également intégré une <text:tab/>notion <text:tab/>de score pour chaque joueur. Chaque fois qu'un joueur se déplace sur une case <text:tab/>contenant un </text:span><text:span text:style-name="T10">objet</text:span><text:span text:style-name="T6">, cet </text:span><text:span text:style-name="T10">objet</text:span><text:span text:style-name="T6"> est ajouté à une liste. Cette liste sera vidée lorsque le joueur <text:tab/>retourne à sa base, </text:span><text:span text:style-name="T8">e</text:span><text:span text:style-name="T6">t son score sera alors augmenté en conséquence. </text:span></text:p>
      <text:p text:style-name="P9"/>
      <text:p text:style-name="P9">Vendredi 27 - Mardi 31 décembre : </text:p>
      <text:p text:style-name="P9"><text:tab/>- <text:s/>Essai de la mise en place d’un Monstre (<text:span text:style-name="T17">ro</text:span>bot) avec l’implémentation A* fait maison mais</text:p>
      <text:p text:style-name="P9"><text:tab/>mais ce fut un échec.</text:p>
      <text:p text:style-name="P9"/>
      <text:p text:style-name="P9">Jeudi 2 janvier 2025 : </text:p>
      <text:p text:style-name="P9"><text:tab/>- Mise en place du <text:span text:style-name="T18">ro</text:span>bot avec l’implémentation <text:span text:style-name="T11">de </text:span><text:span text:style-name="T19">l’algorithme</text:span><text:span text:style-name="T11"> de Dijkstra </text:span><text:span text:style-name="T12">avec l’aide du <text:tab/>youtubeur « Sebastian League » et du tutoriel A* du site DEV Community.</text:span></text:p>
      <text:p text:style-name="Standard"/>
      <text:p text:style-name="P13">Lundi 6 janvier 2025 :</text:p>
      <text:p text:style-name="P14"><text:span text:style-name="T20"><text:tab/>- Maxime a trouvé l’idée générale du lore du jeu, un univers inspiré de la nuit de l’info.</text:span></text:p>
      <text:p text:style-name="P14"><text:soft-page-break/></text:p>
      <text:p text:style-name="P13">Jeudi 9 Janvier 2025 :</text:p>
      <text:p text:style-name="P13"><text:tab/>- Maxime a terminé le lo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Header">QUILLIEC Matisse</text:p>
        <text:p text:style-name="Header">RADJOU Dinesh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creation-date>2024-12-12T10:07:00Z</meta:creation-date>
    <dc:date>2025-01-09T23:18:42.573000000</dc:date>
    <meta:editing-cycles>22</meta:editing-cycles>
    <meta:editing-duration>PT34M51S</meta:editing-duration>
    <meta:document-statistic meta:table-count="0" meta:image-count="0" meta:object-count="0" meta:page-count="2" meta:paragraph-count="36" meta:word-count="405" meta:character-count="2245" meta:non-whitespace-character-count="1848"/>
    <meta:template xlink:type="simple" xlink:actuate="onRequest" xlink:title="" xlink:href="Normal.dotm"/>
  </office:meta>
</office:document-meta>
</file>